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0700003E5A0000247169662C2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545cm" style:rel-column-width="5957*"/>
    </style:style>
    <style:style style:name="Tableau1.D" style:family="table-column">
      <style:table-column-properties style:column-width="1.545cm" style:rel-column-width="5958*"/>
    </style:style>
    <style:style style:name="Tableau1.K" style:family="table-column">
      <style:table-column-properties style:column-width="1.547cm" style:rel-column-width="5962*"/>
    </style:style>
    <style:style style:name="Tableau1.A1" style:family="table-cell">
      <style:table-cell-properties fo:padding="0.097cm" fo:border-left="0.002cm solid #000000" fo:border-right="none" fo:border-top="0.002cm solid #000000" fo:border-bottom="0.002cm solid #000000"/>
    </style:style>
    <style:style style:name="Tableau1.K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J2" style:family="table-cell" style:data-style-name="N0">
      <style:table-cell-properties fo:padding="0.097cm" fo:border-left="0.002cm solid #000000" fo:border-right="none" fo:border-top="none" fo:border-bottom="0.002cm solid #000000"/>
    </style:style>
    <style:style style:name="Tableau1.K2" style:family="table-cell">
      <style:table-cell-properties fo:padding="0.097cm" fo:border-left="0.002cm solid #000000" fo:border-right="0.002cm solid #000000" fo:border-top="none" fo:border-bottom="0.002cm solid #000000"/>
    </style:style>
    <style:style style:name="Tableau1.K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style:text-underline-style="none" style:font-size-asian="12pt" style:font-size-complex="12pt"/>
    </style:style>
    <style:style style:name="P3" style:family="paragraph" style:parent-style-name="Standard">
      <style:text-properties style:font-name="Arial" fo:font-size="18pt" style:font-size-asian="18pt" style:font-size-complex="18pt"/>
    </style:style>
    <style:style style:name="P4" style:family="paragraph" style:parent-style-name="Standard">
      <style:text-properties style:font-name="Arial" fo:font-size="14pt" style:text-underline-style="solid" style:text-underline-width="auto" style:text-underline-color="font-color" style:font-size-asian="14pt" style:font-size-complex="14pt"/>
    </style:style>
    <style:style style:name="P5" style:family="paragraph" style:parent-style-name="Standard">
      <style:paragraph-properties fo:padding="0.074cm" fo:border-left="none" fo:border-right="none" fo:border-top="none" fo:border-bottom="0.002cm solid #000000" style:join-border="false"/>
      <style:text-properties style:font-name="Arial" fo:font-size="12pt" style:font-size-asian="12pt" style:font-size-complex="12pt"/>
    </style:style>
    <style:style style:name="P6" style:family="paragraph" style:parent-style-name="Standard">
      <style:text-properties style:font-name="Arial" fo:font-size="12pt" style:font-size-asian="12pt" style:font-size-complex="12pt"/>
    </style:style>
    <style:style style:name="P7" style:family="paragraph" style:parent-style-name="Standard">
      <style:text-properties style:font-name="Arial" fo:font-size="12pt" fo:font-style="italic" style:text-underline-style="none" style:font-size-asian="12pt" style:font-size-complex="12pt"/>
    </style:style>
    <style:style style:name="P8" style:family="paragraph" style:parent-style-name="Standard">
      <style:text-properties style:font-name="Arial" fo:font-size="12pt" fo:font-style="italic" style:font-size-asian="12pt" style:font-size-complex="12pt"/>
    </style:style>
    <style:style style:name="P9"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0" style:family="paragraph" style:parent-style-name="Standard">
      <style:text-properties style:font-name="Arial" fo:font-size="12pt" style:text-underline-style="none" style:font-size-asian="12pt" style:font-size-complex="12pt"/>
    </style:style>
    <style:style style:name="P11" style:family="paragraph" style:parent-style-name="Standard">
      <style:text-properties style:font-name="Arial" fo:font-size="12pt" fo:font-weight="bold" style:font-size-asian="12pt" style:font-weight-asian="bold" style:font-size-complex="12pt" style:font-weight-complex="bold"/>
    </style:style>
    <style:style style:name="P12" style:family="paragraph" style:parent-style-name="Standard">
      <style:text-properties style:font-name="Arial" fo:font-size="12pt" fo:font-style="normal" style:text-underline-style="none" style:font-size-asian="12pt" style:font-style-asian="normal" style:font-size-complex="12pt" style:font-style-complex="normal"/>
    </style:style>
    <style:style style:name="P13" style:family="paragraph" style:parent-style-name="Standard">
      <style:text-properties style:font-name="Arial" fo:font-size="14pt" style:text-underline-style="solid" style:text-underline-width="auto" style:text-underline-color="font-color" style:font-size-asian="14pt" style:font-size-complex="14pt"/>
    </style:style>
    <style:style style:name="P14" style:family="paragraph" style:parent-style-name="Table_20_Contents">
      <style:text-properties style:font-name="Arial" fo:font-size="12pt" style:font-size-asian="12pt" style:font-size-complex="12pt"/>
    </style:style>
    <style:style style:name="P15" style:family="paragraph" style:parent-style-name="Table_20_Contents">
      <style:paragraph-properties fo:text-align="start" style:justify-single-word="false"/>
      <style:text-properties style:font-name="Arial" fo:font-size="12pt" style:font-size-asian="12pt" style:font-size-complex="12pt"/>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cm" svg:stroke-color="#ff0000" draw:marker-start="" draw:marker-start-width="0.3cm" draw:marker-start-center="false" draw:marker-end="" draw:marker-end-width="0.3cm" draw:marker-end-center="false" draw:fill="solid" draw:fill-color="#ff0000"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2" svg:stroke-width="0cm" svg:stroke-color="#ff0000" draw:marker-start="" draw:marker-start-width="0.3cm" draw:marker-start-center="false" draw:marker-end="" draw:marker-end-width="0.3cm" draw:marker-end-center="false" draw:fill="solid" draw:fill-color="#ff0000" draw:fill-gradient-name="Gradient_20_7" draw:fill-hatch-name="Hatch_20_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 Rendu - Chapitre 3<text:tab/><text:tab/><text:tab/><text:tab/><text:span text:style-name="T1">Graignic Guillaume</text:span></text:p>
      <text:p text:style-name="P3">Analyse lexicale et syntaxique<text:tab/><text:tab/><text:tab/><text:tab/><text:span text:style-name="T1">Olivier Cadoret</text:span></text:p>
      <text:p text:style-name="P3">ascendante, ocamllex et ocamlyacc</text:p>
      <text:p text:style-name="P5"/>
      <text:p text:style-name="P1"/>
      <text:p text:style-name="P4">I/ Table SLR calculée en préparation de TP</text:p>
      <text:p text:style-name="P1"/>
      <text:p text:style-name="P1">I0 =&gt; {Inst' → .Inst, Inst → .id ← E}</text:p>
      <text:p text:style-name="P1"/>
      <text:p text:style-name="P1">I1 = tcons(I0,Inst) = {Inst' → Inst.}</text:p>
      <text:p text:style-name="P1">I2 = tcons{I2,id) = {Inst → id. ← E}</text:p>
      <text:p text:style-name="P1">I3 = tcons(I2,E) = {Inst → id ← .E,E → .E+E}</text:p>
      <text:p text:style-name="P1"><text:tab/><text:tab/> <text:s text:c="6"/>{E → .E&lt;E, E → .EAndE, E → .(E) , E → .id}</text:p>
      <text:p text:style-name="P1">I4 = tcons(I3,E) = {Inst → id&lt;E., E → E.+E , E → E.&lt;E, E → E.AndE}</text:p>
      <text:p text:style-name="P1">I5 = tcons (I3,'(') = {E → (.E), E → .E + E , E → .E&lt;E , E → .EAndE , E → .(E) , E → .id}</text:p>
      <text:p text:style-name="P1">I6 = tcons(I3,id) = {E → id.}</text:p>
      <text:p text:style-name="P1">I7 = tcons(I4,+) = {E → E + .E , E → .E + E , E → .E&lt;E , E → .EAndE , E → .(E) , E → .id}</text:p>
      <text:p text:style-name="P1">I8 = tcons(I4,&lt;) = {E → E&lt;.E , E → .E + E , E → .E&lt;E , E → .EAndE , E → .(E) , E → .id}</text:p>
      <text:p text:style-name="P1">I9 = tcons(I4,And) = {E → EAnd .E,E → .E + E,E → .E&lt;E , E → .EAndE , E → .(E) , E → .id}</text:p>
      <text:p text:style-name="P1">I10 = tcons(I5,E) = {E → (E.),E → E.+E , E → E.&lt;E , E → E.AndE}</text:p>
      <text:p text:style-name="P1"><text:tab/>tcons(I5, '(') = I5</text:p>
      <text:p text:style-name="P1"><text:tab/>tcons(I5,id) = I6</text:p>
      <text:p text:style-name="P1">I12 = tcons(I8,E) = {E → E&lt;E. , E → E,+E , E → E.&lt;E , E → E,AndE}</text:p>
      <text:p text:style-name="P1">I13 = tcons(I9,E) = {E → EAndE, , E → E,+E , E → E,&lt;E , E → E,AndE}</text:p>
      <text:p text:style-name="P1">I14 = tcons(I10,'(') = {E → (E),}</text:p>
      <text:p text:style-name="P1"/>
      <text:p text:style-name="P1"/>
      <text:p text:style-name="P4"><draw:frame draw:style-name="fr1" draw:name="images1" text:anchor-type="paragraph" svg:width="15.961cm" svg:height="9.329cm" draw:z-index="0"><draw:image xlink:href="Pictures/2000000700003E5A0000247169662C2A.svm" xlink:type="simple" xlink:show="embed" xlink:actuate="onLoad"/></draw:frame></text:p>
      <text:p text:style-name="P4"/>
      <text:p text:style-name="P4"/>
      <text:p text:style-name="P4"><text:soft-page-break/>II/ Résolutions pour les conflits et leurs justifications</text:p>
      <text:p text:style-name="P2"/>
      <text:p text:style-name="P1">suivant(c) = {+ , &lt; , And , ) , <text:span text:style-name="T2">$}</text:span></text:p>
      <text:p text:style-name="P8"><text:tab/>Inst' → Inst</text:p>
      <text:p text:style-name="P8">1<text:tab/>Inst → Id "' ← " E</text:p>
      <text:p text:style-name="P8">2<text:tab/>E → E '" + "E</text:p>
      <text:p text:style-name="P8">3<text:tab/>E → E '" &lt; "E</text:p>
      <text:p text:style-name="P8">4<text:tab/>E → E '" And "E</text:p>
      <text:p text:style-name="P8">5<text:tab/>E → ''('' E '')''</text:p>
      <text:p text:style-name="P7">6<text:tab/>E → id</text:p>
      <text:p text:style-name="P1"><draw:g text:anchor-type="paragraph" draw:z-index="10" draw:style-name="gr1"><draw:line draw:style-name="gr2" draw:text-style-name="P16" svg:x1="7.855cm" svg:y1="9.423cm" svg:x2="8.355cm" svg:y2="9.923cm"><text:p/></draw:line><draw:line draw:style-name="gr3" draw:text-style-name="P16" svg:x1="7.855cm" svg:y1="9.923cm" svg:x2="8.355cm" svg:y2="9.423cm"><text:p/></draw:line></draw:g></text:p>
      <table:table table:name="Tableau1" table:style-name="Tableau1">
        <table:table-column table:style-name="Tableau1.A" table:number-columns-repeated="3"/>
        <table:table-column table:style-name="Tableau1.D"/>
        <table:table-column table:style-name="Tableau1.A" table:number-columns-repeated="2"/>
        <table:table-column table:style-name="Tableau1.D"/>
        <table:table-column table:style-name="Tableau1.A" table:number-columns-repeated="2"/>
        <table:table-column table:style-name="Tableau1.D"/>
        <table:table-column table:style-name="Tableau1.K"/>
        <table:table-row>
          <table:table-cell table:style-name="Tableau1.A1" office:value-type="string">
            <text:p text:style-name="P14"/>
          </table:table-cell>
          <table:table-cell table:style-name="Tableau1.A1" office:value-type="string">
            <text:p text:style-name="P14">Id</text:p>
          </table:table-cell>
          <table:table-cell table:style-name="Tableau1.A1" office:value-type="string">
            <text:p text:style-name="P14">← </text:p>
          </table:table-cell>
          <table:table-cell table:style-name="Tableau1.A1" office:value-type="string">
            <text:p text:style-name="P14">+</text:p>
          </table:table-cell>
          <table:table-cell table:style-name="Tableau1.A1" office:value-type="string">
            <text:p text:style-name="P14">&lt;</text:p>
          </table:table-cell>
          <table:table-cell table:style-name="Tableau1.A1" office:value-type="string">
            <text:p text:style-name="P14">And</text:p>
          </table:table-cell>
          <table:table-cell table:style-name="Tableau1.A1" office:value-type="string">
            <text:p text:style-name="P14">(</text:p>
          </table:table-cell>
          <table:table-cell table:style-name="Tableau1.A1" office:value-type="string">
            <text:p text:style-name="P14">)</text:p>
          </table:table-cell>
          <table:table-cell table:style-name="Tableau1.A1" office:value-type="string">
            <text:p text:style-name="P15"><text:span text:style-name="T2">$</text:span> </text:p>
          </table:table-cell>
          <table:table-cell table:style-name="Tableau1.A1" office:value-type="string">
            <text:p text:style-name="P14">Inst</text:p>
          </table:table-cell>
          <table:table-cell table:style-name="Tableau1.K1" office:value-type="string">
            <text:p text:style-name="P14">E</text:p>
          </table:table-cell>
        </table:table-row>
        <table:table-row>
          <table:table-cell table:style-name="Tableau1.A2" office:value-type="string">
            <text:p text:style-name="P14">I0</text:p>
          </table:table-cell>
          <table:table-cell table:style-name="Tableau1.A2" office:value-type="string">
            <text:p text:style-name="P14">d2</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J2" office:value-type="float" office:value="1">
            <text:p text:style-name="P14">1</text:p>
          </table:table-cell>
          <table:table-cell table:style-name="Tableau1.K2" office:value-type="string">
            <text:p text:style-name="P14"/>
          </table:table-cell>
        </table:table-row>
        <table:table-row>
          <table:table-cell table:style-name="Tableau1.A2" office:value-type="string">
            <text:p text:style-name="P14">I1</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Acc</text:p>
          </table:table-cell>
          <table:table-cell table:style-name="Tableau1.A2" office:value-type="string">
            <text:p text:style-name="P14"/>
          </table:table-cell>
          <table:table-cell table:style-name="Tableau1.K2" office:value-type="string">
            <text:p text:style-name="P14"/>
          </table:table-cell>
        </table:table-row>
        <table:table-row>
          <table:table-cell table:style-name="Tableau1.A2" office:value-type="string">
            <text:p text:style-name="P14">I2</text:p>
          </table:table-cell>
          <table:table-cell table:style-name="Tableau1.A2" office:value-type="string">
            <text:p text:style-name="P14"/>
          </table:table-cell>
          <table:table-cell table:style-name="Tableau1.A2" office:value-type="string">
            <text:p text:style-name="P14">d3</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K2" office:value-type="string">
            <text:p text:style-name="P14"/>
          </table:table-cell>
        </table:table-row>
        <table:table-row>
          <table:table-cell table:style-name="Tableau1.A2" office:value-type="string">
            <text:p text:style-name="P14">I3</text:p>
          </table:table-cell>
          <table:table-cell table:style-name="Tableau1.A2" office:value-type="string">
            <text:p text:style-name="P14">d6</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5</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K5" office:value-type="float" office:value="4">
            <text:p text:style-name="P14">4</text:p>
          </table:table-cell>
        </table:table-row>
        <table:table-row>
          <table:table-cell table:style-name="Tableau1.A2" office:value-type="string">
            <text:p text:style-name="P14">I4</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raw:g text:anchor-type="paragraph" draw:z-index="1" draw:style-name="gr1"><draw:line draw:style-name="gr2" draw:text-style-name="P16" svg:x1="0.672cm" svg:y1="0.012cm" svg:x2="1.172cm" svg:y2="0.512cm"><text:p/></draw:line><draw:line draw:style-name="gr3" draw:text-style-name="P16" svg:x1="0.672cm" svg:y1="0.512cm" svg:x2="1.172cm" svg:y2="0.012cm"><text:p/></draw:line></draw:g>d7/r(1)</text:p>
          </table:table-cell>
          <table:table-cell table:style-name="Tableau1.A2" office:value-type="string">
            <text:p text:style-name="P14"><draw:g text:anchor-type="paragraph" draw:z-index="2" draw:style-name="gr1"><draw:line draw:style-name="gr2" draw:text-style-name="P16" svg:x1="0.736cm" svg:y1="0.032cm" svg:x2="1.236cm" svg:y2="0.532cm"><text:p/></draw:line><draw:line draw:style-name="gr3" draw:text-style-name="P16" svg:x1="0.736cm" svg:y1="0.532cm" svg:x2="1.236cm" svg:y2="0.032cm"><text:p/></draw:line></draw:g>d8/r(1)</text:p>
          </table:table-cell>
          <table:table-cell table:style-name="Tableau1.A2" office:value-type="string">
            <text:p text:style-name="P14"><draw:g text:anchor-type="paragraph" draw:z-index="4" draw:style-name="gr1"><draw:line draw:style-name="gr2" draw:text-style-name="P16" svg:x1="0.744cm" svg:y1="0.025cm" svg:x2="1.244cm" svg:y2="0.525cm"><text:p/></draw:line><draw:line draw:style-name="gr3" draw:text-style-name="P16" svg:x1="0.744cm" svg:y1="0.525cm" svg:x2="1.244cm" svg:y2="0.025cm"><text:p/></draw:line></draw:g>d9/r(1)</text:p>
          </table:table-cell>
          <table:table-cell table:style-name="Tableau1.A2" office:value-type="string">
            <text:p text:style-name="P14"/>
          </table:table-cell>
          <table:table-cell table:style-name="Tableau1.A2" office:value-type="string">
            <text:p text:style-name="P14">r(1)</text:p>
          </table:table-cell>
          <table:table-cell table:style-name="Tableau1.A2" office:value-type="string">
            <text:p text:style-name="P14">r(1)</text:p>
          </table:table-cell>
          <table:table-cell table:style-name="Tableau1.A2" office:value-type="string">
            <text:p text:style-name="P14"/>
          </table:table-cell>
          <table:table-cell table:style-name="Tableau1.K2" office:value-type="string">
            <text:p text:style-name="P14"/>
          </table:table-cell>
        </table:table-row>
        <table:table-row>
          <table:table-cell table:style-name="Tableau1.A2" office:value-type="string">
            <text:p text:style-name="P14">I5</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K5" office:value-type="float" office:value="10">
            <text:p text:style-name="P14">10</text:p>
          </table:table-cell>
        </table:table-row>
        <table:table-row>
          <table:table-cell table:style-name="Tableau1.A2" office:value-type="string">
            <text:p text:style-name="P14">I6</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r(6)</text:p>
          </table:table-cell>
          <table:table-cell table:style-name="Tableau1.A2" office:value-type="string">
            <text:p text:style-name="P14">r(6)</text:p>
          </table:table-cell>
          <table:table-cell table:style-name="Tableau1.A2" office:value-type="string">
            <text:p text:style-name="P14">r(6)</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K5">
            <text:p text:style-name="P14"/>
          </table:table-cell>
        </table:table-row>
        <table:table-row>
          <table:table-cell table:style-name="Tableau1.A2" office:value-type="string">
            <text:p text:style-name="P14">I7</text:p>
          </table:table-cell>
          <table:table-cell table:style-name="Tableau1.A2" office:value-type="string">
            <text:p text:style-name="P14">d6</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5</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K5" office:value-type="float" office:value="11">
            <text:p text:style-name="P14">11</text:p>
          </table:table-cell>
        </table:table-row>
        <table:table-row>
          <table:table-cell table:style-name="Tableau1.A2" office:value-type="string">
            <text:p text:style-name="P14">I8</text:p>
          </table:table-cell>
          <table:table-cell table:style-name="Tableau1.A2" office:value-type="string">
            <text:p text:style-name="P14">d6</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5</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K5" office:value-type="float" office:value="12">
            <text:p text:style-name="P14">12</text:p>
          </table:table-cell>
        </table:table-row>
        <table:table-row>
          <table:table-cell table:style-name="Tableau1.A2" office:value-type="string">
            <text:p text:style-name="P14">I9</text:p>
          </table:table-cell>
          <table:table-cell table:style-name="Tableau1.A2" office:value-type="string">
            <text:p text:style-name="P14">d6</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5</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K5" office:value-type="float" office:value="13">
            <text:p text:style-name="P14">13</text:p>
          </table:table-cell>
        </table:table-row>
        <table:table-row>
          <table:table-cell table:style-name="Tableau1.A2" office:value-type="string">
            <text:p text:style-name="P14"><draw:g text:anchor-type="paragraph" draw:z-index="6" draw:style-name="gr1"><draw:line draw:style-name="gr2" draw:text-style-name="P16" svg:x1="6.188cm" svg:y1="0.681cm" svg:x2="6.688cm" svg:y2="1.181cm"><text:p/></draw:line><draw:line draw:style-name="gr3" draw:text-style-name="P16" svg:x1="6.188cm" svg:y1="1.181cm" svg:x2="6.688cm" svg:y2="0.681cm"><text:p/></draw:line></draw:g>I10</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14</text:p>
          </table:table-cell>
          <table:table-cell table:style-name="Tableau1.A2" office:value-type="string">
            <text:p text:style-name="P14"/>
          </table:table-cell>
          <table:table-cell table:style-name="Tableau1.A2" office:value-type="string">
            <text:p text:style-name="P14"/>
          </table:table-cell>
          <table:table-cell table:style-name="Tableau1.K2" office:value-type="string">
            <text:p text:style-name="P14"><draw:g text:anchor-type="paragraph" draw:z-index="5" draw:style-name="gr1"><draw:line draw:style-name="gr2" draw:text-style-name="P16" svg:x1="-10.809cm" svg:y1="0.661cm" svg:x2="-10.309cm" svg:y2="1.161cm"><text:p/></draw:line><draw:line draw:style-name="gr3" draw:text-style-name="P16" svg:x1="-10.809cm" svg:y1="1.161cm" svg:x2="-10.309cm" svg:y2="0.661cm"><text:p/></draw:line></draw:g></text:p>
          </table:table-cell>
        </table:table-row>
        <table:table-row>
          <table:table-cell table:style-name="Tableau1.A2" office:value-type="string">
            <text:p text:style-name="P14">I11</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7/r(2)</text:p>
          </table:table-cell>
          <table:table-cell table:style-name="Tableau1.A2" office:value-type="string">
            <text:p text:style-name="P14">d8/r(2)</text:p>
          </table:table-cell>
          <table:table-cell table:style-name="Tableau1.A2" office:value-type="string">
            <text:p text:style-name="P14"><draw:g text:anchor-type="paragraph" draw:z-index="3" draw:style-name="gr1"><draw:line draw:style-name="gr2" draw:text-style-name="P16" svg:x1="0.002cm" svg:y1="0.074cm" svg:x2="0.502cm" svg:y2="0.574cm"><text:p/></draw:line><draw:line draw:style-name="gr3" draw:text-style-name="P16" svg:x1="0.002cm" svg:y1="0.574cm" svg:x2="0.502cm" svg:y2="0.074cm"><text:p/></draw:line></draw:g>d9/r(2)</text:p>
          </table:table-cell>
          <table:table-cell table:style-name="Tableau1.A2" office:value-type="string">
            <text:p text:style-name="P14"/>
          </table:table-cell>
          <table:table-cell table:style-name="Tableau1.A2" office:value-type="string">
            <text:p text:style-name="P14">r(2)</text:p>
          </table:table-cell>
          <table:table-cell table:style-name="Tableau1.A2" office:value-type="string">
            <text:p text:style-name="P14">r(2)</text:p>
          </table:table-cell>
          <table:table-cell table:style-name="Tableau1.A2" office:value-type="string">
            <text:p text:style-name="P14"/>
          </table:table-cell>
          <table:table-cell table:style-name="Tableau1.K2" office:value-type="string">
            <text:p text:style-name="P14"/>
          </table:table-cell>
        </table:table-row>
        <table:table-row>
          <table:table-cell table:style-name="Tableau1.A2" office:value-type="string">
            <text:p text:style-name="P14"><draw:g text:anchor-type="paragraph" draw:z-index="13" draw:style-name="gr1"><draw:line draw:style-name="gr2" draw:text-style-name="P16" svg:x1="6.163cm" svg:y1="0.039cm" svg:x2="6.663cm" svg:y2="0.539cm"><text:p/></draw:line><draw:line draw:style-name="gr3" draw:text-style-name="P16" svg:x1="6.163cm" svg:y1="0.539cm" svg:x2="6.663cm" svg:y2="0.039cm"><text:p/></draw:line></draw:g>I12</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raw:g text:anchor-type="paragraph" draw:z-index="7" draw:style-name="gr1"><draw:line draw:style-name="gr2" draw:text-style-name="P16" svg:x1="0.716cm" svg:y1="0.049cm" svg:x2="1.216cm" svg:y2="0.549cm"><text:p/></draw:line><draw:line draw:style-name="gr3" draw:text-style-name="P16" svg:x1="0.716cm" svg:y1="0.549cm" svg:x2="1.216cm" svg:y2="0.049cm"><text:p/></draw:line></draw:g>d7/r(3)</text:p>
          </table:table-cell>
          <table:table-cell table:style-name="Tableau1.A2" office:value-type="string">
            <text:p text:style-name="P14">d8/r(3)</text:p>
          </table:table-cell>
          <table:table-cell table:style-name="Tableau1.A2" office:value-type="string">
            <text:p text:style-name="P14">d9/r(3)</text:p>
          </table:table-cell>
          <table:table-cell table:style-name="Tableau1.A2" office:value-type="string">
            <text:p text:style-name="P14"/>
          </table:table-cell>
          <table:table-cell table:style-name="Tableau1.A2" office:value-type="string">
            <text:p text:style-name="P14">r(3)</text:p>
          </table:table-cell>
          <table:table-cell table:style-name="Tableau1.A2" office:value-type="string">
            <text:p text:style-name="P14">r(3)</text:p>
          </table:table-cell>
          <table:table-cell table:style-name="Tableau1.A2" office:value-type="string">
            <text:p text:style-name="P14"/>
          </table:table-cell>
          <table:table-cell table:style-name="Tableau1.K2" office:value-type="string">
            <text:p text:style-name="P14"><draw:g text:anchor-type="paragraph" draw:z-index="15" draw:style-name="gr1"><draw:line draw:style-name="gr2" draw:text-style-name="P16" svg:x1="-10.125cm" svg:y1="0.672cm" svg:x2="-9.625cm" svg:y2="1.172cm"><text:p/></draw:line><draw:line draw:style-name="gr3" draw:text-style-name="P16" svg:x1="-10.125cm" svg:y1="1.172cm" svg:x2="-9.625cm" svg:y2="0.672cm"><text:p/></draw:line></draw:g></text:p>
          </table:table-cell>
        </table:table-row>
        <table:table-row>
          <table:table-cell table:style-name="Tableau1.A2" office:value-type="string">
            <text:p text:style-name="P14">I13</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7/r(4)</text:p>
          </table:table-cell>
          <table:table-cell table:style-name="Tableau1.A2" office:value-type="string">
            <text:p text:style-name="P14"><draw:g text:anchor-type="paragraph" draw:z-index="9" draw:style-name="gr1"><draw:line draw:style-name="gr2" draw:text-style-name="P16" svg:x1="0.736cm" svg:y1="0.06cm" svg:x2="1.236cm" svg:y2="0.56cm"><text:p/></draw:line><draw:line draw:style-name="gr3" draw:text-style-name="P16" svg:x1="0.736cm" svg:y1="0.56cm" svg:x2="1.236cm" svg:y2="0.06cm"><text:p/></draw:line></draw:g>d8/r(4)</text:p>
          </table:table-cell>
          <table:table-cell table:style-name="Tableau1.A2" office:value-type="string">
            <text:p text:style-name="P14"><draw:g text:anchor-type="paragraph" draw:z-index="11" draw:style-name="gr1"><draw:line draw:style-name="gr2" draw:text-style-name="P16" svg:x1="0.026cm" svg:y1="0.048cm" svg:x2="0.526cm" svg:y2="0.548cm"><text:p/></draw:line><draw:line draw:style-name="gr3" draw:text-style-name="P16" svg:x1="0.026cm" svg:y1="0.548cm" svg:x2="0.526cm" svg:y2="0.048cm"><text:p/></draw:line></draw:g>d9/r(4)</text:p>
          </table:table-cell>
          <table:table-cell table:style-name="Tableau1.A2" office:value-type="string">
            <text:p text:style-name="P14"/>
          </table:table-cell>
          <table:table-cell table:style-name="Tableau1.A2" office:value-type="string">
            <text:p text:style-name="P14">r(4)</text:p>
          </table:table-cell>
          <table:table-cell table:style-name="Tableau1.A2" office:value-type="string">
            <text:p text:style-name="P14">r(4)</text:p>
          </table:table-cell>
          <table:table-cell table:style-name="Tableau1.A2" office:value-type="string">
            <text:p text:style-name="P14"/>
          </table:table-cell>
          <table:table-cell table:style-name="Tableau1.K2" office:value-type="string">
            <text:p text:style-name="P14"><draw:g text:anchor-type="paragraph" draw:z-index="8" draw:style-name="gr1"><draw:line draw:style-name="gr2" draw:text-style-name="P16" svg:x1="-9.19cm" svg:y1="0.66cm" svg:x2="-8.69cm" svg:y2="1.16cm"><text:p/></draw:line><draw:line draw:style-name="gr3" draw:text-style-name="P16" svg:x1="-9.19cm" svg:y1="1.16cm" svg:x2="-8.69cm" svg:y2="0.66cm"><text:p/></draw:line></draw:g><draw:g text:anchor-type="paragraph" draw:z-index="12" draw:style-name="gr1"><draw:line draw:style-name="gr2" draw:text-style-name="P16" svg:x1="-7.699cm" svg:y1="0.679cm" svg:x2="-7.199cm" svg:y2="1.179cm"><text:p/></draw:line><draw:line draw:style-name="gr3" draw:text-style-name="P16" svg:x1="-7.699cm" svg:y1="1.179cm" svg:x2="-7.199cm" svg:y2="0.679cm"><text:p/></draw:line></draw:g></text:p>
          </table:table-cell>
        </table:table-row>
        <table:table-row>
          <table:table-cell table:style-name="Tableau1.A2" office:value-type="string">
            <text:p text:style-name="P14">I14</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draw:g text:anchor-type="paragraph" draw:z-index="14" draw:style-name="gr1"><draw:line draw:style-name="gr2" draw:text-style-name="P16" svg:x1="0.041cm" svg:y1="0cm" svg:x2="0.541cm" svg:y2="0.5cm"><text:p/></draw:line><draw:line draw:style-name="gr3" draw:text-style-name="P16" svg:x1="0.041cm" svg:y1="0.5cm" svg:x2="0.541cm" svg:y2="0cm"><text:p/></draw:line></draw:g>d7/r(5)</text:p>
          </table:table-cell>
          <table:table-cell table:style-name="Tableau1.A2" office:value-type="string">
            <text:p text:style-name="P14">d8/r(5)</text:p>
          </table:table-cell>
          <table:table-cell table:style-name="Tableau1.A2" office:value-type="string">
            <text:p text:style-name="P14">d9/r(5)</text:p>
          </table:table-cell>
          <table:table-cell table:style-name="Tableau1.A2" office:value-type="string">
            <text:p text:style-name="P14"/>
          </table:table-cell>
          <table:table-cell table:style-name="Tableau1.A2" office:value-type="string">
            <text:p text:style-name="P14">r(5)</text:p>
          </table:table-cell>
          <table:table-cell table:style-name="Tableau1.A2" office:value-type="string">
            <text:p text:style-name="P14">r(5)</text:p>
          </table:table-cell>
          <table:table-cell table:style-name="Tableau1.A2" office:value-type="string">
            <text:p text:style-name="P14"/>
          </table:table-cell>
          <table:table-cell table:style-name="Tableau1.K2" office:value-type="string">
            <text:p text:style-name="P14"/>
          </table:table-cell>
        </table:table-row>
      </table:table>
      <text:p text:style-name="P1"/>
      <text:p text:style-name="P12">Pour la ligne 4 voir question 3.</text:p>
      <text:p text:style-name="P12">Pour les lignes 11,12,13 et 14 cela s'explique par le fait que le And est prioritaire sur le &lt; qui est lui même prioritaire sur le +.</text:p>
      <text:p text:style-name="P12"/>
      <text:p text:style-name="P4">III/ Réponses aux questions</text:p>
      <text:p text:style-name="P2"/>
      <text:p text:style-name="P11">Question 1</text:p>
      <text:p text:style-name="P1"/>
      <text:p text:style-name="P1">L'utilisation d'un crible avec ocamllex permet de diminuer le nombre d'états et de transitions.</text:p>
      <text:p text:style-name="P1"/>
      <text:p text:style-name="P11">Question 2</text:p>
      <text:p text:style-name="P1"/>
      <text:p text:style-name="P1">Il est beaucoup plus facile d'écrire une grammaire LR qu'une grammaire LL. Dans une grammaire LL, il est nécessaire de lever toute ambiguité tandis que dans une grammaire LR, cela n'est pas nécessaire.</text:p>
      <text:p text:style-name="P1">Par contre, une grammaire LL nécessite une analyse descendante qui est plus facile à mettre en place qu'une analyse ascendante (pour les grammaires LR). En effet, une <text:soft-page-break/>analyse LR demande la réalisation de tables SLR ce qui peut se révéler fastidieux.</text:p>
      <text:p text:style-name="P1"/>
      <text:p text:style-name="P11">Question 3</text:p>
      <text:p text:style-name="P1"/>
      <text:p text:style-name="P1">La première ligne intéressante est la ligne I4. On y arrive par :</text:p>
      <text:p text:style-name="P1">I0,Id -&gt; d2</text:p>
      <text:p text:style-name="P1">I2,"&lt;-" -&gt; d3</text:p>
      <text:p text:style-name="P1">I3,Expr -&gt; d4</text:p>
      <text:p text:style-name="P1">On a alors des conflits shift/reduce pour les léxèmes "+", "&lt;" et "and". On effectue un décalage car on est toujours dans la règle (Inst -&gt; Id "&lt;-" Expr).</text:p>
      <text:p text:style-name="P1"/>
      <text:p text:style-name="P11">Question 4</text:p>
      <text:p text:style-name="P1"/>
      <text:p text:style-name="P1">Une colonne vide dans une table SLR signifie que ce terminal ne sera jamais rencontré.</text:p>
      <text:p text:style-name="P2"/>
      <text:p text:style-name="P2"/>
      <text:p text:style-name="P4">IV/ Code et jeux de tests commenté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5T00:33:11.63</meta:creation-date>
    <dc:date>2010-12-17T16:23:02.28</dc:date>
    <meta:editing-duration>PT18H59M31S</meta:editing-duration>
    <meta:editing-cycles>64</meta:editing-cycles>
    <meta:generator>OpenOffice.org/3.2$Win32 OpenOffice.org_project/320m18$Build-9502</meta:generator>
    <meta:document-statistic meta:table-count="1" meta:image-count="1" meta:object-count="0" meta:page-count="3" meta:paragraph-count="118" meta:word-count="622" meta:character-count="2688"/>
  </office:meta>
</office:document-meta>
</file>